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6">
      <style:table-cell-properties style:text-align-source="fix" style:repeat-content="false"/>
      <style:paragraph-properties fo:text-align="end" fo:margin-left="0cm"/>
    </style:style>
    <style:style style:name="ce157"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58" style:family="table-cell" style:parent-style-name="Default" style:data-style-name="N1">
      <style:table-cell-properties style:text-align-source="fix" style:repeat-content="false"/>
      <style:paragraph-properties fo:text-align="end" fo:margin-left="0cm"/>
    </style:style>
    <style:style style:name="ce159"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37">
      <style:table-cell-properties style:text-align-source="fix" style:repeat-content="false"/>
      <style:paragraph-properties fo:text-align="end" fo:margin-left="0cm"/>
    </style:style>
    <style:style style:name="ce161"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4">
      <style:table-cell-properties style:text-align-source="fix" style:repeat-content="false"/>
      <style:paragraph-properties fo:text-align="start" fo:margin-left="0cm"/>
    </style:style>
    <style:style style:name="ce163"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5"/>
        <table:table-column table:style-name="co10" table:default-cell-style-name="ce155"/>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2" table:formula="of:=IF([.A4];-1;IF([.G4]&lt;&gt;[.H4];0;1))" office:value-type="float" office:value="-1">
            <text:p>SKIP (-1)</text:p>
          </table:table-cell>
          <table:table-cell table:style-name="ce163"/>
        </table:table-row>
        <table:table-row table:style-name="ro2">
          <table:table-cell/>
          <table:table-cell table:style-name="ce154" table:number-columns-repeated="5"/>
          <table:table-cell table:number-columns-repeated="2"/>
          <table:table-cell table:style-name="ce162" table:formula="of:=IF([.A5];-1;IF([.G5]&lt;&gt;[.H5];0;1))" office:value-type="float" office:value="1">
            <text:p>PASS (1)</text:p>
          </table:table-cell>
          <table:table-cell table:style-name="ce163"/>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2"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2"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62"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2"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2"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2"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2"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2"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2"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2"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2"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2"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2"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2"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2"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2"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2"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2"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2"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2"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2"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2"/>
          <table:table-cell/>
        </table:table-row>
        <table:table-row table:style-name="ro2">
          <table:table-cell table:number-columns-repeated="5"/>
          <table:table-cell table:formula="of:=IF(ISBLANK([.C28]);0;IF(ISBLANK([.D28]);1;IF(ISBLANK(e#ref!);2;3)))" office:value-type="string" office:string-value="Err:508">
            <text:p>Err:508</text:p>
          </table:table-cell>
          <table:table-cell table:number-columns-repeated="2"/>
          <table:table-cell table:style-name="ce162"/>
          <table:table-cell/>
        </table:table-row>
        <table:table-row table:style-name="ro2" table:number-rows-repeated="17">
          <table:table-cell table:number-columns-repeated="8"/>
          <table:table-cell table:style-name="ce162"/>
          <table:table-cell/>
        </table:table-row>
        <table:table-row table:style-name="ro2">
          <table:table-cell office:value-type="string">
            <text:p>&gt;&gt;&gt;&gt;</text:p>
          </table:table-cell>
          <table:table-cell table:formula="of:=TEST_PARSER(&quot;primitives&quot;)" office:value-type="string" office:string-value="test_Parser(primitives): 0,6 547">
            <text:p>test_Parser(primitives): 0,6 547</text:p>
          </table:table-cell>
          <table:table-cell table:formula="of:=TESTSTAT(&quot;name&quot;; [.B46])" office:value-type="string" office:string-value="test_Parser(primitives):">
            <text:p>test_Parser(primitives):</text:p>
          </table:table-cell>
          <table:table-cell table:style-name="ce156" table:formula="of:=TESTSTAT(&quot;time&quot;; [.B46])" office:value-type="float" office:value="0.6">
            <text:p>0,6 sec</text:p>
          </table:table-cell>
          <table:table-cell table:style-name="ce158" table:formula="of:=TESTSTAT(&quot;count&quot;; [.B46])" office:value-type="float" office:value="547">
            <text:p>547</text:p>
          </table:table-cell>
          <table:table-cell table:style-name="ce160" table:formula="of:=[.E46]/[.D46]" office:value-type="float" office:value="911.666666666667">
            <text:p>911,7 a/sec</text:p>
          </table:table-cell>
          <table:table-cell table:number-columns-repeated="2"/>
          <table:table-cell table:style-name="ce162"/>
          <table:table-cell/>
        </table:table-row>
        <table:table-row table:style-name="ro2">
          <table:table-cell/>
          <table:table-cell table:formula="of:=TEST_PARSER(&quot;multiplicity&quot;)" office:value-type="string" office:string-value="test_Parser(multiplicity): 0,8 304">
            <text:p>test_Parser(multiplicity): 0,8 304</text:p>
          </table:table-cell>
          <table:table-cell table:formula="of:=TESTSTAT(&quot;name&quot;; [.B47])" office:value-type="string" office:string-value="test_Parser(multiplicity):">
            <text:p>test_Parser(multiplicity):</text:p>
          </table:table-cell>
          <table:table-cell table:style-name="ce156" table:formula="of:=TESTSTAT(&quot;time&quot;; [.B47])" office:value-type="float" office:value="0.8">
            <text:p>0,8 sec</text:p>
          </table:table-cell>
          <table:table-cell table:style-name="ce158" table:formula="of:=TESTSTAT(&quot;count&quot;; [.B47])" office:value-type="float" office:value="304">
            <text:p>304</text:p>
          </table:table-cell>
          <table:table-cell table:style-name="ce160" table:formula="of:=[.E47]/[.D47]" office:value-type="float" office:value="380">
            <text:p>380,0 a/sec</text:p>
          </table:table-cell>
          <table:table-cell table:number-columns-repeated="4"/>
        </table:table-row>
        <table:table-row table:style-name="ro2">
          <table:table-cell/>
          <table:table-cell table:formula="of:=TEST_PARSER(&quot;basic&quot;)" office:value-type="string" office:string-value="test_Parser(basic): 0,9 310">
            <text:p>test_Parser(basic): 0,9 310</text:p>
          </table:table-cell>
          <table:table-cell table:formula="of:=TESTSTAT(&quot;name&quot;; [.B48])" office:value-type="string" office:string-value="test_Parser(basic):">
            <text:p>test_Parser(basic):</text:p>
          </table:table-cell>
          <table:table-cell table:style-name="ce156" table:formula="of:=TESTSTAT(&quot;time&quot;; [.B48])" office:value-type="float" office:value="0.9">
            <text:p>0,9 sec</text:p>
          </table:table-cell>
          <table:table-cell table:style-name="ce158" table:formula="of:=TESTSTAT(&quot;count&quot;; [.B48])" office:value-type="float" office:value="310">
            <text:p>310</text:p>
          </table:table-cell>
          <table:table-cell table:style-name="ce160" table:formula="of:=[.E48]/[.D48]" office:value-type="float" office:value="344.444444444444">
            <text:p>344,4 a/sec</text:p>
          </table:table-cell>
          <table:table-cell table:number-columns-repeated="4"/>
        </table:table-row>
        <table:table-row table:style-name="ro2">
          <table:table-cell/>
          <table:table-cell table:formula="of:=TEST_PARSER(&quot;numbers&quot;)" office:value-type="string" office:string-value="test_Parser(numbers): 1,6 296">
            <text:p>test_Parser(numbers): 1,6 296</text:p>
          </table:table-cell>
          <table:table-cell table:formula="of:=TESTSTAT(&quot;name&quot;; [.B49])" office:value-type="string" office:string-value="test_Parser(numbers):">
            <text:p>test_Parser(numbers):</text:p>
          </table:table-cell>
          <table:table-cell table:style-name="ce156" table:formula="of:=TESTSTAT(&quot;time&quot;; [.B49])" office:value-type="float" office:value="1.6">
            <text:p>1,6 sec</text:p>
          </table:table-cell>
          <table:table-cell table:style-name="ce158" table:formula="of:=TESTSTAT(&quot;count&quot;; [.B49])" office:value-type="float" office:value="296">
            <text:p>296</text:p>
          </table:table-cell>
          <table:table-cell table:style-name="ce160" table:formula="of:=[.E49]/[.D49]" office:value-type="float" office:value="185">
            <text:p>185,0 a/sec</text:p>
          </table:table-cell>
          <table:table-cell table:number-columns-repeated="4"/>
        </table:table-row>
        <table:table-row table:style-name="ro2">
          <table:table-cell/>
          <table:table-cell table:formula="of:=TEST_PARSER(&quot;types&quot;)" office:value-type="string" office:string-value="test_Parser(types): 1,9 347">
            <text:p>test_Parser(types): 1,9 347</text:p>
          </table:table-cell>
          <table:table-cell table:formula="of:=TESTSTAT(&quot;name&quot;; [.B50])" office:value-type="string" office:string-value="test_Parser(types):">
            <text:p>test_Parser(types):</text:p>
          </table:table-cell>
          <table:table-cell table:style-name="ce156" table:formula="of:=TESTSTAT(&quot;time&quot;; [.B50])" office:value-type="float" office:value="1.9">
            <text:p>1,9 sec</text:p>
          </table:table-cell>
          <table:table-cell table:style-name="ce158" table:formula="of:=TESTSTAT(&quot;count&quot;; [.B50])" office:value-type="float" office:value="347">
            <text:p>347</text:p>
          </table:table-cell>
          <table:table-cell table:style-name="ce160" table:formula="of:=[.E50]/[.D50]" office:value-type="float" office:value="182.631578947368">
            <text:p>182,6 a/sec</text:p>
          </table:table-cell>
          <table:table-cell table:number-columns-repeated="4"/>
        </table:table-row>
        <table:table-row table:style-name="ro2">
          <table:table-cell table:number-columns-repeated="3"/>
          <table:table-cell table:style-name="ce157" table:formula="of:=SUM([.D46:.D50])" office:value-type="float" office:value="5.8">
            <text:p>5,8 sec</text:p>
          </table:table-cell>
          <table:table-cell table:style-name="ce159" table:formula="of:=SUM([.E46:.E50])" office:value-type="float" office:value="1804">
            <text:p>1804</text:p>
          </table:table-cell>
          <table:table-cell table:style-name="ce161" table:formula="of:=[.E51]/[.D51]" office:value-type="float" office:value="311.034482758621">
            <text:p>311,0 a/sec</text:p>
          </table:table-cell>
          <table:table-cell table:number-columns-repeated="4"/>
        </table:table-row>
        <table:table-row table:style-name="ro2">
          <table:table-cell table:number-columns-repeated="10"/>
        </table:table-row>
        <table:table-row table:style-name="ro2">
          <table:table-cell/>
          <table:table-cell table:formula="of:=TEST_PARSER(&quot;all&quot;)" office:value-type="string" office:string-value="test_Parser(all): 5,5 1804">
            <text:p>test_Parser(all): 5,5 1804</text:p>
          </table:table-cell>
          <table:table-cell table:formula="of:=TESTSTAT(&quot;name&quot;; [.B53])" office:value-type="string" office:string-value="test_Parser(all):">
            <text:p>test_Parser(all):</text:p>
          </table:table-cell>
          <table:table-cell table:style-name="ce156" table:formula="of:=TESTSTAT(&quot;time&quot;; [.B53])" office:value-type="float" office:value="5.5">
            <text:p>5,5 sec</text:p>
          </table:table-cell>
          <table:table-cell table:style-name="ce158" table:formula="of:=TESTSTAT(&quot;count&quot;; [.B53])" office:value-type="float" office:value="1804">
            <text:p>1804</text:p>
          </table:table-cell>
          <table:table-cell table:style-name="ce160" table:formula="of:=[.E53]/[.D53]" office:value-type="float" office:value="328">
            <text:p>328,0 a/sec</text:p>
          </table:table-cell>
          <table:table-cell table:number-columns-repeated="4"/>
        </table:table-row>
        <table:table-row table:style-name="ro2" table:number-rows-repeated="1048522">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2">22.04.2017</text:date>, <text:time>17:27:5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2T17:27:58.65</dc:date>
    <meta:editing-duration>P141DT6H37M</meta:editing-duration>
    <meta:editing-cycles>435</meta:editing-cycles>
    <meta:generator>OpenOffice/4.1.2$Win32 OpenOffice.org_project/412m3$Build-9782</meta:generator>
    <meta:document-statistic meta:table-count="10" meta:cell-count="769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Public bindFns As Object
Public applyP_callCount As Integer
Public _applyP_callCount As Integer
Public applyP_return As Integer
Public applyP_fail As Integer
Public applyP_item As Integer
Public applyP_bind As Integer
Public apply_bind_K_return As Integer
Public applyP_choice As Integer
Public applyP_many1 As Integer
Public applyP_str As Integer
Public applyP_seq As Integer
Public applyP_skip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f As Object
		Select Case p.tp
			Case "fail":		result = "fail"
			Case "return":		result = "(return " &amp; toString(p.st) &amp; ")"
			Case "item": 		result = "item"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bind"
				Dim q As Object
				q = p.st(0)
				f = p.st(1)
				result = toString(q) &amp; " &gt;&gt;= " &amp; TFn_toString(f)
			Case "seq"
				Dim ps As Varian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mkParser("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return(f As Object) As Boolean
	Dim result As Boolean
	result = False
	If (getFnName(f) = getFnName(Fn.fstArg)) And (arity(f) = 1) Then
		Dim v As Parser
		v = car(partialArgs(f))
		If v.tp = "return" Then ' 40 of the above 43 are of shape (K return x)
			result = True
		End If
	End If
	isKreturn = result
End Function

Function bindStats(p As Parser, f As Object)
	' 43 of 51 are of shape (K p)
	' 40 of those 43 are of shape (K return x)
	If isKreturn(f) Then
		bindFns = cons(car(partialArgs(f)).st, bindFns)
	End If
End Function

' fails on empty string but succeeds on all others
' by returning the first character; and increasing pos by 1
Function pItem()
	Static result As Object
	If isNull(result) Then : result = mkParser("item", Nothing) : End If
	pItem = result
End Function

' pattern-matches p against "q &gt;&gt;= K (return Empty)" where q any parser
Function isPSkip(p As Parser)
	Dim result As Boolean : result = False
	If p.tp = "skip" Then
		result = True
	ElseIf p.tp = "bind" Then
		Dim f As Object
		f = p.st(1)
		If (getFnName(f) = getFnName(Fn.fstArg)) And (arity(f) = 1) Then
			Dim innerP As Object
			innerP = car(partialArgs(f))
			result = (innerP.tp = "return") And isEmpty(innerP.st)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mkParser("str") : End If
	If isMissing(t) Then
		pStr = oF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 pattern-matches p against "q +++ return Empty" where q any parser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Function pWhite()
	Static result As Parser	' an uninitialized instance of Parser at first
	If result.tp = "" Then
		result = pChoice(pStr(" "), pStr(Chr(9))
	End If
	pWhite = result
End Function

Function pAlphaLower()
	Static result As Object
	If isNull(result) Then
		result = pBind(pItem, _
					ite(compose(inRange(Asc("a"), Asc("z")), Fn.asc), _
						pReturn, _
						fstArg(pFail) _
				 )	)
	End If
	pAlphaLower = result
End Function

Function pAlphaUpper()
	Static result As Object
	If isNull(result) Then
		result = pBind(pItem, _
					ite(compose(inRange(Asc("A"), Asc("Z")), Fn.asc), _
						pReturn, _
						fstArg(pFail) _
				 )	)
	End If
	pAlphaUpper = result
End Function

Function pBinDigit()
	Static result As Parser	' an uninitialized instance of Parser at first
	If result.tp = "" Then
'		result = pChoice(_
'			pBind(pStr("0"), fstArg(pReturn(0))), _
'			pBind(pStr("1"), fstArg(pReturn(1)))_
'		)
		''not paying off (yet):
		result = pBind(pItem, compose(ite(inRange(Asc("0"), Asc("1")), compose(pReturn, add(-Asc("0"))), fstArg(pFail)), Fn.asc)
	End If
	pBinDigit = result
End Function

Function pDecDigit()
	Static result As Parser	' an uninitialized instance of Parser at first
	If result.tp = "" Then
'		result = pChoice(pBinDigit,	pBind(pStr("2"), fstArg(pReturn(2))))
'		result = pChoice(result,	pBind(pStr("3"), fstArg(pReturn(3))))
'		result = pChoice(result,	pBind(pStr("4"), fstArg(pReturn(4))))
'		result = pChoice(result,	pBind(pStr("5"), fstArg(pReturn(5))))
'		result = pChoice(result,	pBind(pStr("6"), fstArg(pReturn(6))))
'		result = pChoice(result,	pBind(pStr("7"), fstArg(pReturn(7))))
'		result = pChoice(result,	pBind(pStr("8"), fstArg(pReturn(8))))
'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Left As Object
		Dim pRight As Object
		Dim pS As Object
		Dim pParenS As Object
		Dim pTypeArg As Object
		Dim pCtor As Object
		Dim pN
		Dim recDummy As Object
		
		' Left ::= ws* N
		' pLeft = do _ &lt;- many white
		'            n &lt;- N
		'         return n
		'pLeft = pSeq(Array(pMany(pWhite), recDummy), sndArg)
		pLeft = pSeq(Array(pSkip(pMany(pWhite)), recDummy), id)
		
		' Right ::= "-&gt;" S
		' pRight = do _ &lt;- (str "-&gt;")
		'             s &lt;- S
		'          return s
		'pRight = pSeq(Array(pStr("-&gt;"), recDummy), sndArg)
		pRight = pSeq(Array(pSkip(pStr("-&gt;")), recDummy), id)
		
		' S ::= Left ws* Right?
		' pS = do lft &lt;- pLeft
		'           _ &lt;- many white
		'         rgt &lt;- zeroOrOne pRight
		'      return (if (empty? rgt) left else (mkArrowType lft rgt))
		'pS = pSeq(Array(pLeft,_
		'				pSeq(Array(pMany(pWhite), pZeroOrOne(pRight)),_
		'				sndArg),_
		'		  ), Fn.maybeMakeArrowType)
		'
		pS = pSeq(Array(pLeft,_
						pSkip(pMany(pWhite)),_
						pZeroOrOne(pRight)_
				  ), Fn.maybeMakeArrowType)
		pRight.st(0)(1) = pS ' fix up recursive call to S in Right
		
		' ParenS ::= "(" S ")"
		'pParenS = pSeq(Array(pSeq(Array(pStr("("), pS), sndArg),_
		'				     pStr(")")_
		'			   ), fstArg)
		
		pParenS = pSeq(Array(pSkip(pStr("(")), _
							 pS, _
						     pSkip(pStr(")")) _
					   ), id)
		
		' TypeArg ::= ws+ N
		'pTypeArg = pSeq(Array(pMany1(pWhite), recDummy), sndArg)
		pTypeArg = pSeq(Array(pSkip(pMany1(pWhite)), recDummy), id)
		
		' Ctor ::= TypeCtor TypeArg*
		pCtor = pSeq(Array(pTypeCtor, pMany(pTypeArg)), Fn.mkTypeCtor)
		
		' N ::= ParenS | BaseType | Ctor | TypeVar
		pN = foldl1(pChoice, List(pParenS, pBaseType, pCtor, pTypeVar))
		
		pLeft.st(0)(1) = pN ' fix up recursive call to N in Left
		pTypeArg.st(0)(1) = pN ' fix up recursive call to N in TypeArg
			
		result = pS

		'msgbox(toString(pLeft))
	End If
	pTypeExpr = result
End Function

Function pBaseType()
	Static result As Object
	If isNull(result) Then
		result = foldl1(pChoice, _
						map(pStr, List("Bool", "Str", "Int", "Long"))_
		)
	End If
	pBaseType = result
End Function

Function pTypeVar()
'	pTypeVar = pBind(pAlphaLower, compose(pReturn, concat("'")))
	pTypeVar = pSeq(Array(pAlphaLower), concat("'"))
End Function

Function pTypeCtor()
	Static result As Object
	If isNull(result) Then
'		result = foldl1( pChoice, _
'						 map(pStr, List("List", "Maybe", "Parser")) )
		result = pSeq(_
			Array(pSeq(Array(pAlphaUpper, pMany1(pAlphaLower)), cons)), _
			foldl1(concat) 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Dim result As String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mkTypeCtor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If 0 = 1 Then
		Dim endPos As Integer, parseResult As Variant
		parseResult = _applyP2(p, s, pos, endPos, False)
		If endPos &lt; 0 Then ' indicates failure
			applyP = parseFailure
		Else ' package up result and endPos for the outside world			
			applyP = Array(parseResult, endPos)
		End If
	Else
		applyP = _applyP(p, s, pos, False)
	End If
End Function

Function _applyP2(p As Parser, s As String, pos As Integer, endPos As Integer, ByVal isUnderSkip As Boolean)
	_applyP_callCount = _applyP_callCount + 1
	Dim result As Variant
	Dim i As Integer
	Dim innerParser As Parser
	Dim innerParsers As Variant
	Dim lst As Object
	
	Select Case p.tp
		Case "str"
			applyP_str = applyP_str + 1
			Dim match As String
			Dim matchLen As Integer
			match = p.st
			matchLen = Len(match)	' TODO: pre-calculate Len(match)
			If (Mid(s, pos, matchLen) &lt;&gt; match) Then
				Goto _applyP2_parseFailure
			End If
			endPos = pos + matchLen
			If Not(isUnderSkip) Then
				result = match
			End If
		Case "choice"
			applyP_choice = applyP_choice + 1
			innerParsers = p.st
			Do
				innerParser = car(innerParsers)
				result = _applyP2(innerParser, s, pos, endPos, isUnderSkip)
				innerParsers = cdr(innerParsers)
			Loop Until (isNil(innerParsers) Or (endPos &gt; 0))
		Case "item"
			applyP_item = applyP_item + 1
			If pos &gt; Len(s) Then
				Goto _applyP2_parseFailure
			End If
			endPos = pos + 1
			If Not(isUnderSkip) Then
				result = Mid(s, pos, 1)
			End If
		Case "bind"
			applyP_bind = applyP_bind + 1
			If isKreturn(p.st(1)) Then
				apply_bind_K_return = apply_bind_K_return + 1
			End If
			result = _applyP2(p.st(0), s, pos, endPos, isUnderSkip)
			If endPos &lt; 0 Then : Exit Function : End If
			result = _applyP2(apply1(p.st(1), result), s, endPos, endPos, isUnderSkip)
		Case "return"
			applyP_return = applyP_return + 1
			If Not(isUnderSkip) Then
				result = p.st
			End If
			endPos = pos
		Case "seq"
			applyP_seq = applyP_seq + 1
			innerParsers = p.st(0)
			If isUnderSkip Then
				For i = LBound(innerParsers) To UBound(innerParsers)
					_applyP2(innerParsers(i), s, pos, endPos, True)
					If endPos &lt; 0 Then : Exit Function : End If
					pos = endPos
				Next		
			Else
				lst = nil
				For i = LBound(innerParsers) To UBound(innerParsers)
					innerParser = innerParsers(i)
					result = _applyP2(innerParser, s, pos, endPos, False)
					If endPos &lt; 0 Then : Exit Function : End If
					pos = endPos
					' TODO: precalculate isPSkip check in pSeq
					If Not(isPSkip(innerParser)) Then
						lst = cons(result, lst)
					End If
				Next
				result = applyToList(p.st(1), reverse(lst))
			End If
		Case "skip"
			applyP_skip = applyP_skip + 1
			result = _applyP2(p.st, s, pos, endPos, True)
			If endPos &gt; 0 Then
				assertEqual(result, Empty).x
			End If
		Case "many1"
			applyP_many1 = applyP_many1 + 1
			innerParser = p.st
			If isUnderSkip Then
				_applyP2(innerParser, s, pos, endPos, True)
				If endPos &lt; 0 Then : Exit Function : End If
				Do
					pos = endPos
					_applyP2(innerParser, s, pos, endPos, True)
				Loop Until (endPos &lt; 0)
				endPos = pos
			Else
				Set lst = nil
				result = _applyP2(innerParser, s, pos, endPos, False)
				If endPos &lt; 0 Then : Exit Function : End If
				Do
					Set lst = cons(result, lst)
					pos = endPos
					result = _applyP2(innerParser, s, pos, endPos, False)
				Loop Until (endPos &lt; 0)
				endPos = pos
				result = reverse(lst)
			End If
		Case "fail"
			applyP_fail = applyP_fail + 1
			Goto _applyP2_parseFailure
		Case Else
			result = "unknown Parser '" &amp; p.tp &amp; "'"
			MsgBox("Error in applyP: " &amp; result)
	End Select
	'If isUnderSkip And Not(isParseFailure(result)) Then
	'	assertEqual(result(0), Empty).x
	'End If
	_applyP2 = result
	Exit Function
_applyP2_parseFailure:
	endPos = -1
End Function

Function _applyP(p As Parser, s As String, pos As Integer, isUnderSkip As Boolean)
	_applyP_callCount = _applyP_callCount + 1
	Dim result As Variant
	Dim fResult As Variant
	Dim nxtPos As Integer
	Dim i As Integer, j As Integer, k As Integer
	Dim innerParser As Parser
	Dim innerParsers As Variant
	Dim lst As Object
	nxtPos = pos
	If p.tp = "skip" Then
		applyP_skip = applyP_skip + 1
		result = _applyP(p.st, s, pos, True)
		If Not(isParseFailure(result)) Then
			assertEqual(result(0), Empty).x
		End If
	ElseIf p.tp = "return" Then
		applyP_return = applyP_return + 1
		If isUnderSkip Then
			result = Array(Empty, nxtPos)
		Else
			result = Array(p.st, nxtPos)
		End If
	ElseIf p.tp = "fail" Then
		applyP_fail = applyP_fail + 1
		result = parseFailure
	ElseIf p.tp = "item" Then
		applyP_item = applyP_item + 1
		If pos &lt;= Len(s) Then
			nxtPos = pos + 1
			If isUnderSkip Then
				result = Array(Empty, nxtPos)
			Else
				result = Array(Mid(s, pos, 1), nxtPos)
			End If
		Else
			result = parseFailure
		End If
	ElseIf p.tp = "str" Then
		applyP_str = applyP_str + 1
		Dim match As String
		Dim matchLen As Integer
		match = p.st
		matchLen = Len(match)
		If (Mid(s, pos, matchLen) = match) Then
			nxtPos = pos + matchLen
			If isUnderSkip Then
				result = Array(Empty, nxtPos)
			Else
				result = Array(match, nxtPos)
			End If
		Else
			result = parseFailure
		End If
	ElseIf p.tp = "choice" Then
		applyP_choice = applyP_choice + 1
		innerParsers = p.st
		Do
			innerParser = car(innerParsers)
			result = _applyP(innerParser, s, pos, isUnderSkip)
			innerParsers = cdr(innerParsers)
		Loop Until (isNil(innerParsers) Or Not(isParseFailure(result)))
	ElseIf (p.tp = "many1") Then
		applyP_many1 = applyP_many1 + 1
		innerParser = p.st
		If isUnderSkip Then
			result = _applyP(innerParser, s, nxtPos, isUnderSkip)
			If Not(isParseFailure(result)) Then
				Dim dummyResult As Variant
				dummyResult = result
				Do
					nxtPos = dummyResult(1)
					dummyResult = _applyP(innerParser, s, nxtPos, isUnderSkip)
				Loop Until isParseFailure(dummyResult)
				result(1) = nxtPos
			End If
		Else
			Set lst = nil
			result = _applyP(innerParser, s, nxtPos, isUnderSkip)
			While Not(isParseFailure(result))
				nxtPos = result(1)
				Set lst = cons(result(0), lst)
				result = _applyP(innerParser, s, nxtPos, isUnderSkip)
			Wend
			If isNil(lst) Then
				result = parseFailure
			Else
				result = Array(reverse(lst), nxtPos)
			End If
		End If
	ElseIf p.tp = "bind" Then
		applyP_bind = applyP_bind + 1
		If isKreturn(p.st(1)) Then
			apply_bind_K_return = apply_bind_K_return + 1
		End If
		result = _applyP(p.st(0), s, pos, isUnderSkip)
		If Not(isParseFailure(result)) Then
			nxtPos = result(1)
			fResult = apply1(p.st(1), result(0))
			' do NOT access .tp on fResult - it's effectively as fixing fResult's type to Object...!
			result = _applyP(fResult, s, nxtPos, isUnderSkip)
		End If
	ElseIf p.tp = "seq" Then
		applyP_seq = applyP_seq + 1
		innerParsers = p.st(0)
		nxtPos = pos
		If isUnderSkip Then
			For i = LBound(innerParsers) To UBound(innerParsers)
				result = _applyP(innerParsers(i), s, nxtPos, isUnderSkip)
				If isParseFailure(result) Then
					Exit For
				End If
				nxtPos = result(1)
			Next		
		Else
			Dim iResults As Object
			iResults = nil
			For i = LBound(innerParsers) To UBound(innerParsers)
				result = _applyP(innerParsers(i), s, nxtPos, isUnderSkip)
				If isParseFailure(result) Then
					Exit For
				End If
				nxtPos = result(1)
				If Not(isPSkip(innerParsers(i))) Then
					iResults = cons(result(0), iResults)
				End If
			Next
			If Not(isParseFailure(result)) Then
				fResult = applyToList(p.st(1), reverse(iResults))
				' ATTENTION: do not reuse result, type of result value may not match
				'            and an implicit conversion might happen!
				result = Array(fResult, nxtPos)
			End If
		End If
	Else
		result = "unknown Parser '" &amp; p.tp &amp; "'"
		MsgBox("Error in applyP: " &amp; result)
	End If
	'If isUnderSkip And Not(isParseFailure(result)) Then
	'	assertEqual(result(0), Empty).x
	'End If
	_applyP = resul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bindFns = nil
	
	If isMissing(what) Or (what = "all") Or (what = "primitives") Then
		test_Parser_fail()
		test_Parser_return()
		test_Parser_item()
		test_Parser_str()
		test_Parser_choice()
		test_Parser_bind()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msgbox("applyP_callCount: " &amp; applyP_callCount _
				&amp; chr(13) &amp; "_applyP_callCount: " &amp; _applyP_callCount _
				&amp; chr(13) &amp; "apply_str: " &amp; applyP_str _
				&amp; chr(13) &amp; "apply_choice: " &amp; applyP_choice _
				&amp; chr(13) &amp; "apply_item: " &amp; applyP_item _
				&amp; chr(13) &amp; "apply_bind: " &amp; applyP_bind _
				&amp; chr(13) &amp; "  (apply_bind_K_return: " &amp; apply_bind_K_return &amp; ")" _
				&amp; chr(13) &amp; "apply_return: " &amp; applyP_return _
				&amp; chr(13) &amp; "apply_seq: " &amp; applyP_seq _
				&amp; chr(13) &amp; "apply_skip: " &amp; applyP_skip _
				&amp; chr(13) &amp; "apply_many1: " &amp; applyP_many1 _
				&amp; chr(13) &amp; "apply_fail: " &amp; applyP_fail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pBind(pItem, \a.return (concat "FOO" a))
	p = pBind(pItem, compose(pReturn, concat("FOO")))
	assert_parses(p, "xy",		"FOOx", 2).x
	assert_parses(p, "xx",		"FOOx", 2).x
	assert_parses(p, "yx",		"FOOy", 2).x
	assert_parses(p, " yabcd",	"FOO ", 2).x
End Function

Function test_Parser_skip()
	Dim p As Parser, actual As Variant
	Set p = pSkip(pItem)
	refute_parses(p, "").x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	refute_parses(p, "NotAValidTypeCtor").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assert_parses(p, getFnTypeStr(Fn.isNil), "(-&gt; (List ['a]) Bool)", 15).x
	assert_parses(p, getFnTypeStr(Fn.flatten), "(-&gt; (List [(List ['a])]) (List ['a]))", 22).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